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3" svg:font-family="Tahoma"/>
    <style:font-face style:name="Arial2" svg:font-family="Arial" style:font-adornments="Norm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13.944cm" style:type="center"/>
          <style:tab-stop style:position="27.698cm" style:type="right"/>
        </style:tab-stops>
      </style:paragraph-properties>
    </style:style>
    <style:style style:name="P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font-name="Arial2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style:use-window-font-color="true" style:text-outline="false" style:text-line-through-style="none" style:text-position="0% 100%" style:font-name="Tahoma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Tahoma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tracked-changes text:track-change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<office:annotation><dc:creator>Luc Saffre</dc:creator><dc:date>2011-07-18T09:03:56.90</dc:date><text:p text:style-name="P2"><text:span text:style-name="T4">do text</text:span></text:p><text:p text:style-name="P2"><text:span text:style-name="T4">from html(self.body())</text:span></text:p></office:annotatio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3" svg:font-family="Tahoma"/>
    <style:font-face style:name="Arial2" svg:font-family="Arial" style:font-adornments="Norm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Tahoma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13.944cm" style:type="center"/>
          <style:tab-stop style:position="27.698cm" style:type="right"/>
        </style:tab-stops>
      </style:paragraph-properties>
    </style:style>
    <style:style style:name="MT1" style:family="text">
      <style:text-properties fo:font-size="14pt" fo:font-weight="bold" style:font-size-asian="14pt" style:font-weight-asian="bold" style:font-size-complex="14pt" style:font-weight-complex="bold"/>
    </style:style>
    <style:page-layout style:name="Mpm1">
      <style:page-layout-properties fo:page-width="29.7cm" fo:page-height="21.001cm" style:num-format="1" style:print-orientation="landscape" fo:margin-top="1.499cm" fo:margin-bottom="1cm" fo:margin-left="1cm" fo:margin-right="1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  <number:date-style style:name="N37">
      <number:day/>
      <number:text>.</number:text>
      <number:month/>
      <number:text>.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master-styles>
    <style:master-page style:name="Standard" style:page-layout-name="Mpm1">
      <style:header>
        <text:tracked-changes>
          <text:changed-region xml:id="ct114893104" text:id="ct114893104">
            <text:insertion>
              <office:change-info>
                <dc:creator>Luc Saffre</dc:creator>
                <dc:date>2011-11-12T15:14:00</dc:date>
              </office:change-info>
            </text:insertion>
          </text:changed-region>
        </text:tracked-changes>
        <text:p text:style-name="MP1"><text:date style:data-style-name="N37" text:date-value="2011-09-30T23:56:55.81" text:fixed="true">30.09.11</text:date> <text:time style:data-style-name="N41" text:time-value="2011-09-30T23:57:06.39" text:fixed="true">23:57:06</text:time><text:tab/><text:change-start text:change-id="ct114893104"/><text:span text:style-name="MT1">self</text:span><text:change-end text:change-id="ct114893104"/><text:tab/><text:page-number text:select-page="current">1</text:page-number> / <text:page-count>1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 Saffre</meta:initial-creator>
    <meta:creation-date>2010-05-17T18:52:01.43</meta:creation-date>
    <dc:date>2011-11-12T15:15:25.92</dc:date>
    <dc:creator>Luc Saffre</dc:creator>
    <meta:editing-duration>PT15M47S</meta:editing-duration>
    <meta:editing-cycles>12</meta:editing-cycles>
    <meta:generator>LibreOffice/3.4$Win32 LibreOffice_project/340m1$Build-402</meta:generator>
    <meta:document-statistic meta:table-count="0" meta:image-count="0" meta:object-count="0" meta:page-count="1" meta:paragraph-count="2" meta:word-count="7" meta:character-count="29" meta:non-whitespace-character-count="24"/>
  </office:meta>
</office:document-meta>
</file>